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0c0c0" fo:min-height="5.59cm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b3b3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b3b300" draw:textarea-horizontal-align="left" draw:auto-grow-height="true" draw:auto-grow-width="true" fo:min-height="0.589cm" fo:min-width="0cm"/>
    </style:style>
    <style:style style:name="gr5" style:family="graphic" style:parent-style-name="standard">
      <style:graphic-properties draw:stroke="none" svg:stroke-color="#000000" draw:fill="solid" draw:fill-color="#c0c0c0" fo:min-height="1.56cm"/>
    </style:style>
    <style:style style:name="gr6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.325cm" fo:min-width="9.386cm"/>
    </style:style>
    <style:style style:name="gr7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cm" fo:min-width="9.545cm"/>
    </style:style>
    <style:style style:name="gr8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0cm" fo:min-width="10.759cm"/>
    </style:style>
    <style:style style:name="P1" style:family="paragraph">
      <style:text-properties fo:font-size="10pt" style:font-size-asian="18pt" style:font-size-complex="18pt"/>
    </style:style>
    <style:style style:name="P2" style:family="paragraph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2cm" svg:height="6.161cm" svg:x="0.99cm" svg:y="4.49cm">
          <draw:text-box>
            <text:p text:style-name="P1">void update_mass(CAE_Object* /*aObject*/, CAE_State* aState)</text:p>
            <text:p text:style-name="P1">{</text:p>
            <text:p text:style-name="P1"><text:s text:c="4"/>CAE_TState&lt;TUint32&gt;&amp; self = (CAE_TState&lt;TUint32&gt;&amp;) *aState;</text:p>
            <text:p text:style-name="P1"><text:s text:c="4"/>const TUint32&amp; coord_s = self.Inp("coord_self");</text:p>
            <text:p text:style-name="P1"/>
            <text:p text:style-name="P1"><text:s text:c="4"/>TInt feed = KMaxFeed;</text:p>
            <text:p text:style-name="P1"><text:s text:c="4"/>for (TInt i = 1; self.Input("coord_others", i) != NULL; i++) {</text:p>
            <text:p text:style-name="P1"><text:tab/>const TUint32&amp; coord_o = self.Inp("coord_others", i);</text:p>
            <text:p text:style-name="P1"><text:tab/>if (coord_o &gt; coord_s &amp;&amp; feed &gt; 0)</text:p>
            <text:p text:style-name="P1"><text:tab/> <text:s text:c="3"/>feed--;</text:p>
            <text:p text:style-name="P1"><text:s text:c="4"/>}</text:p>
            <text:p text:style-name="P1"><text:s text:c="4"/>TUint32 newmass = ~self + feed - 1;</text:p>
            <text:p text:style-name="P1"><text:s text:c="4"/>self = (newmass &gt; KMass_Max) ? Kmass_Max:</text:p>
            <text:p text:style-name="P1"><text:s text:c="14"/>((newmass &lt; KMass_Min) ? KMass_Min : newmass);</text:p>
            <text:p text:style-name="P1">}</text:p>
          </draw:text-box>
        </draw:frame>
        <draw:frame draw:style-name="gr2" draw:text-style-name="P1" draw:layer="layout" svg:width="10.162cm" svg:height="1.827cm" svg:x="12.648cm" svg:y="4.466cm">
          <draw:text-box>
            <text:p text:style-name="P1">let icothers :: [TInt] := inp coord_others</text:p>
            <text:p text:style-name="P1">let infrontcnt :: TInt := count filter lt inp coord_self icothers</text:p>
            <text:p text:style-name="P1">let rmass :: TInt := sub add inp self sub KMaxFeed infrontcnt 1</text:p>
            <text:p text:style-name="P1">set restr rmass KMinMass KMaxMass</text:p>
          </draw:text-box>
        </draw:frame>
        <draw:frame draw:style-name="gr3" draw:text-style-name="P2" draw:layer="layout" svg:width="1.298cm" svg:height="0.725cm" svg:x="5.61cm" svg:y="1.1cm">
          <draw:text-box>
            <text:p text:style-name="P2">C++</text:p>
          </draw:text-box>
        </draw:frame>
        <draw:frame draw:style-name="gr4" draw:text-style-name="P2" draw:layer="layout" svg:width="1.611cm" svg:height="0.839cm" svg:x="16.04cm" svg:y="1.141cm">
          <draw:text-box>
            <text:p text:style-name="P2">DESL</text:p>
          </draw:text-box>
        </draw:frame>
        <draw:frame draw:style-name="gr5" draw:text-style-name="P1" draw:layer="layout" svg:width="11.22cm" svg:height="2.615cm" svg:x="0.99cm" svg:y="11.24cm">
          <draw:text-box>
            <text:p text:style-name="P1">void update_coord(CAE_Object* /*aObject*/, CAE_State* aState)</text:p>
            <text:p text:style-name="P1">{</text:p>
            <text:p text:style-name="P1"><text:s text:c="4"/>CAE_TState&lt;TUint32&gt;&amp; self = (CAE_TState&lt;TUint32&gt;&amp;) *aState;</text:p>
            <text:p text:style-name="P1"><text:s text:c="4"/>const TUint32&amp; mass_s = self.Inp("mass");</text:p>
            <text:p text:style-name="P1"><text:s text:c="4"/>self = ~self + KMass_Max/mass_s;</text:p>
            <text:p text:style-name="P1">}</text:p>
          </draw:text-box>
        </draw:frame>
        <draw:frame draw:style-name="gr6" draw:text-style-name="P1" draw:layer="layout" svg:width="10.196cm" svg:height="0.645cm" svg:x="12.67cm" svg:y="11.22cm">
          <draw:text-box>
            <text:p text:style-name="P1">set add inp self div KMaxMass inp mass</text:p>
          </draw:text-box>
        </draw:frame>
        <draw:frame draw:style-name="gr2" draw:text-style-name="P1" draw:layer="layout" svg:width="6.695cm" svg:height="1.433cm" svg:x="1.02cm" svg:y="2.667cm">
          <draw:text-box>
            <text:p text:style-name="P1">static const TUint32 KMass_Min = 1;</text:p>
            <text:p text:style-name="P1">static const TUint32 KMass_Max = 100;</text:p>
            <text:p text:style-name="P1">static const TUint32 KMaxFeed = 2;</text:p>
          </draw:text-box>
        </draw:frame>
        <draw:frame draw:style-name="gr7" draw:text-style-name="P1" draw:layer="layout" svg:width="10.115cm" svg:height="1.433cm" svg:x="12.659cm" svg:y="2.654cm">
          <draw:text-box>
            <text:p text:style-name="P1">let KMaxFeed :: TInt := 2 </text:p>
            <text:p text:style-name="P1">let KMinMass :: TInt := 1</text:p>
            <text:p text:style-name="P1">let KMaxMass :: TInt := 100 </text:p>
          </draw:text-box>
        </draw:frame>
        <draw:frame draw:style-name="gr8" draw:text-style-name="P1" draw:layer="layout" svg:width="11.169cm" svg:height="1.433cm" svg:x="1.021cm" svg:y="2.668cm">
          <draw:text-box>
            <text:p text:style-name="P1">static const TUint32 KMass_Min = 1;</text:p>
            <text:p text:style-name="P1">static const TUint32 KMass_Max = 100;</text:p>
            <text:p text:style-name="P1">static const TUint32 KMaxFeed = 2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3-25T17:15:26</meta:creation-date>
    <dc:date>2011-03-25T17:52:15</dc:date>
    <dc:creator>Yuri Borisov</dc:creator>
    <meta:editing-duration>PT00H36M52S</meta:editing-duration>
    <meta:editing-cycles>5</meta:editing-cycles>
    <meta:generator>OpenOffice.org/3.2$Linux OpenOffice.org_project/320m12$Build-9483</meta:generator>
    <meta:document-statistic meta:object-count="9"/>
  </office:meta>
</office:document-meta>
</file>